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49mm"/>
    </style:style>
    <style:style style:name="co3" style:family="table-column">
      <style:table-column-properties fo:break-before="auto" style:column-width="77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ro2" style:family="table-row">
      <style:table-row-properties style:row-height="4.8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9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4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5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26/06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3/06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5/06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7/06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7">0000/00/00</text:date>, <text:time style:data-style-name="N2" text:time-value="21:41:00.757582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7-07T21:44:38.302727553</dc:date>
    <meta:editing-duration>PT6H46M36S</meta:editing-duration>
    <meta:editing-cycles>92</meta:editing-cycles>
    <meta:generator>LibreOffice/4.4.4.3$Linux_X86_64 LibreOffice_project/40m0$Build-3</meta:generator>
    <meta:document-statistic meta:table-count="1" meta:cell-count="267" meta:object-count="0"/>
  </office:meta>
</office:document-meta>
</file>